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56B00000BFE2AFFBE58.svm"/>
  <manifest:file-entry manifest:media-type="" manifest:full-path="Pictures/2000000700001CD7000012B69CE729DC.svm"/>
  <manifest:file-entry manifest:media-type="" manifest:full-path="Pictures/200000070000376700001830811E1BF6.svm"/>
  <manifest:file-entry manifest:media-type="" manifest:full-path="Pictures/20000007000034EC000015D03AEB8B5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6pt" style:font-size-asian="36pt" style:font-size-complex="36pt"/>
    </style:style>
    <style:style style:name="P2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style:text-overline-style="solid" style:text-overline-width="auto" style:text-overline-color="font-color"/>
    </style:style>
    <style:style style:name="T3" style:family="text">
      <style:text-properties fo:font-size="12pt" style:font-size-asian="12pt" style:font-size-complex="12pt" style:text-overline-style="none" style:text-overline-color="font-color"/>
    </style:style>
    <style:style style:name="T4" style:family="text">
      <style:text-properties style:text-overline-style="none" style:text-overline-color="font-color"/>
    </style:style>
    <style:style style:name="T5" style:family="text">
      <style:text-properties fo:font-variant="normal" fo:text-transform="none" fo:color="#252525" style:font-name="sans-serif" fo:font-size="10.5pt" fo:letter-spacing="normal" fo:font-style="normal" fo:font-weight="normal" style:text-overline-style="none" style:text-overline-color="font-color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weight="normal" style:font-weight-asian="normal" style:font-weight-complex="normal" style:text-overline-style="none" style:text-overline-color="font-color"/>
    </style:style>
    <style:style style:name="T8" style:family="text">
      <style:text-properties fo:font-weight="bold" style:font-weight-asian="bold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</text:p>
      <text:p text:style-name="P2"/>
      <text:p text:style-name="P2">a)</text:p>
      <text:p text:style-name="P2"><draw:frame draw:style-name="fr2" draw:name="bilder2" text:anchor-type="paragraph" svg:width="13.548cm" svg:height="5.584cm" draw:z-index="2"><draw:image xlink:href="Pictures/20000007000034EC000015D03AEB8B5C.svm" xlink:type="simple" xlink:show="embed" xlink:actuate="onLoad"/></draw:frame></text:p>
      <text:p text:style-name="P2">b)</text:p>
      <text:p text:style-name="P2"><draw:frame draw:style-name="fr2" draw:name="bilder3" text:anchor-type="paragraph" svg:width="14.183cm" svg:height="6.191cm" draw:z-index="3"><draw:image xlink:href="Pictures/200000070000376700001830811E1BF6.svm" xlink:type="simple" xlink:show="embed" xlink:actuate="onLoad"/></draw:frame></text:p>
      <text:p text:style-name="P2">c – a)</text:p>
      <text:p text:style-name="P2">(A ∧ B′) ∨ (C ∧ B′) ∨ A</text:p>
      <text:p text:style-name="P2">Distributivity:</text:p>
      <text:p text:style-name="Standard"><text:span text:style-name="T1"><text:s/></text:span><text:span text:style-name="T6">≡</text:span> <text:s/><text:span text:style-name="T1">B′ ∧ (A ∨ C) <text:s/>∨ A</text:span></text:p>
      <text:p text:style-name="P2">This can be read as:</text:p>
      <text:p text:style-name="Standard"><text:span text:style-name="T1"><text:s/></text:span><text:span text:style-name="T6">≡</text:span> <text:s/><text:span text:style-name="T1">(B′ ∧ (A ∨ C)) <text:s/>∨ A</text:span></text:p>
      <text:p text:style-name="P2">If A is true, the expression is true. If A is false, then the expression is true only if B is false and C is true.</text:p>
      <text:p text:style-name="Standard"><text:span text:style-name="T1"><text:s/></text:span><text:span text:style-name="T6">≡</text:span> <text:s/>A <text:span text:style-name="T1">∨ (B′ ∧ C)</text:span></text:p>
      <text:p text:style-name="P2"><draw:frame draw:style-name="fr1" draw:name="bilder4" text:anchor-type="paragraph" svg:x="0.272cm" svg:y="0.122cm" svg:width="9.58cm" svg:height="3.069cm" draw:z-index="4"><draw:image xlink:href="Pictures/200000070000256B00000BFE2AFFBE58.svm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c – b)</text:p>
      <text:p text:style-name="P2"><text:s/>(A ∨ C′) ∧ (B ∨ C′) ∧ A</text:p>
      <text:p text:style-name="P2">Distributivity:</text:p>
      <text:p text:style-name="P2"><text:span text:style-name="T6"><text:s/>≡ (C′ ∨ (A ∧ B)) ∧ A</text:span></text:p>
      <text:p text:style-name="P2"/>
      <text:p text:style-name="P1">Q2</text:p>
      <text:p text:style-name="P2"/>
      <text:p text:style-name="P2">I notice that all values in A are also contained in B – in other words, A⊂B.</text:p>
      <text:p text:style-name="P2"/>
      <text:p text:style-name="P2">a) A∪B = B<text:tab/>A contains no values that are not also in B.</text:p>
      <text:p text:style-name="Standard"><text:span text:style-name="T1">b) A∩B = A<text:tab/>All values in A (and only the values in A) are in both A and B.</text:span></text:p>
      <text:p text:style-name="Standard"><text:span text:style-name="T1">c) A−B = Ø<text:tab/>There are no values in A that are not also in B.</text:span></text:p>
      <text:p text:style-name="Standard"><text:span text:style-name="T3">d) </text:span><text:span text:style-name="T2">A</text:span><text:span text:style-name="T3"> = U−A = {2, 3, 5, 7, 8}</text:span></text:p>
      <text:p text:style-name="P2"><text:span text:style-name="T4"/></text:p>
      <text:p text:style-name="P1"><text:span text:style-name="T4">Q3</text:span></text:p>
      <text:p text:style-name="P2"><text:span text:style-name="T4"/></text:p>
      <text:p text:style-name="P2"><text:span text:style-name="T4">(X−Y)∩(X∪Y) is the set of elements that are in X but not in Y, AND are in either X or Y. The first is a subset of the second, and since elements have to be in both X−Y (the subset) and <text:s/>X∪Y (the larger set), this can be simplified to:</text:span></text:p>
      <text:p text:style-name="P2"><text:span text:style-name="T4"/></text:p>
      <text:p text:style-name="P2"><text:span text:style-name="T4">X−Y</text:span></text:p>
      <text:p text:style-name="P2"><text:span text:style-name="T4"/></text:p>
      <text:p text:style-name="P1"><text:span text:style-name="T4">Q4</text:span></text:p>
      <text:p text:style-name="P2"><text:span text:style-name="T4"/></text:p>
      <text:p text:style-name="P2"><text:span text:style-name="T4">a)</text:span></text:p>
      <text:p text:style-name="P2"><text:span text:style-name="T4">A = {x, y, z, d}</text:span></text:p>
      <text:p text:style-name="P2"><text:span text:style-name="T4">Bool = {T, F}</text:span></text:p>
      <text:p text:style-name="Standard"><text:span text:style-name="T3">B = A</text:span><text:span text:style-name="T5">×</text:span><text:span text:style-name="T3">Bool = { (x, T), (x, F), (y, T), (y, F), (z, T), (z, F), (d, T), (d, F) }</text:span></text:p>
      <text:p text:style-name="Standard"><text:span text:style-name="T3"/></text:p>
      <text:p text:style-name="Standard"><text:span text:style-name="T3">b)</text:span></text:p>
      <text:p text:style-name="Standard"><text:span text:style-name="T3"/></text:p>
      <text:p text:style-name="Standard"><text:span text:style-name="T3">This was too much to do by hand, so I wrote a program to do it. The program is disclosed as a source file («Powerset.java»). Similarly, I decided the output was too long to paste here, so I included it as a file as well («Q4 b) output.txt»).</text:span></text:p>
      <text:p text:style-name="P2"><text:span text:style-name="T4"/></text:p>
      <text:p text:style-name="P1"><text:span text:style-name="T4">Q5</text:span></text:p>
      <text:p text:style-name="P2"><text:span text:style-name="T4"/></text:p>
      <text:p text:style-name="P2"><text:span text:style-name="T4">a) In all the pairs of R, the first value is always a value found in A but not always in B, while the second value is always found in B but not always in A.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/></text:p>
      <text:p text:style-name="P2"><text:span text:style-name="T4"/></text:p>
      <text:p text:style-name="P2"><draw:frame draw:style-name="fr1" draw:name="bilder1" text:anchor-type="paragraph" svg:x="-0.007cm" svg:y="0.815cm" svg:width="7.384cm" svg:height="4.791cm" draw:z-index="0"><draw:image xlink:href="Pictures/2000000700001CD7000012B69CE729DC.svm" xlink:type="simple" xlink:show="embed" xlink:actuate="onLoad"/></draw:frame><text:span text:style-name="T4">b)</text:span></text:p>
      <text:p text:style-name="P2"><draw:frame draw:style-name="fr3" draw:name="Objekt1" text:anchor-type="paragraph" svg:x="7.696cm" svg:y="0.314cm" svg:width="2.985cm" svg:height="3.614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4">c)</text:span></text:p>
      <text:p text:style-name="P2"><text:span text:style-name="T4">R </text:span><text:span text:style-name="T7">is </text:span><text:span text:style-name="T8">not reflexive</text:span><text:span text:style-name="T4">, because neither 1, 3 or 4 have a relation to themselves.</text:span></text:p>
      <text:p text:style-name="P2"><text:span text:style-name="T4">R </text:span><text:span text:style-name="T7">is </text:span><text:span text:style-name="T8">not symmetric</text:span><text:span text:style-name="T4">, because the relation contains (1, 3) but not (3, 1).</text:span></text:p>
      <text:p text:style-name="P2"><text:span text:style-name="T4">R</text:span><text:span text:style-name="T7"> is </text:span><text:span text:style-name="T8">antisymmetric</text:span><text:span text:style-name="T4">, because all elements (x, y) that have a corresponding (y, x) element in the <text:tab/>relation are elements where x=y.</text:span></text:p>
      <text:p text:style-name="P2"><text:span text:style-name="T4">R </text:span><text:span text:style-name="T7">is </text:span><text:span text:style-name="T8">not transitive</text:span><text:span text:style-name="T4">, because the relation contains (1, 3) and (3, 5) but not (1, 5).</text:span></text:p>
      <text:p text:style-name="P2"><text:span text:style-name="T4"/></text:p>
      <text:p text:style-name="P2"><text:span text:style-name="T4">d)</text:span></text:p>
      <text:p text:style-name="P2"><text:span text:style-name="T4">R is </text:span><text:span text:style-name="T8">not reflexive</text:span><text:span text:style-name="T4">, because some persons are born without hands, and thus cannot shake hands with <text:tab/>themselves.</text:span></text:p>
      <text:p text:style-name="P2"><text:span text:style-name="T4">R is </text:span><text:span text:style-name="T8">symmetric</text:span><text:span text:style-name="T4">, because shaking hands goes both ways – you can't shake hands with someone <text:tab/>without them shaking hands with you.</text:span></text:p>
      <text:p text:style-name="P2"><text:span text:style-name="T4">R is </text:span><text:span text:style-name="T8">not antisymmetric</text:span><text:span text:style-name="T4">, because shaking hands with someone doesn't mean they are you.</text:span></text:p>
      <text:p text:style-name="P2"><text:span text:style-name="T4">R is </text:span><text:span text:style-name="T8">not transitive</text:span><text:span text:style-name="T4">, because I can shake hands with two people without them ever meeting or <text:tab/>shaking hands.</text:span></text:p>
      <text:p text:style-name="P2"><text:span text:style-name="T4"/></text:p>
      <text:p text:style-name="P2"><text:span text:style-name="T4">e)</text:span></text:p>
      <text:p text:style-name="P2"><text:span text:style-name="T4">No. This is a simple «less than» relation, and those are not reflexive, and therefore the relation is not a partial or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16T10:16:52.43</meta:creation-date>
    <dc:date>2014-09-16T11:59:59.63</dc:date>
    <meta:editing-duration>PT1H42M52S</meta:editing-duration>
    <meta:editing-cycles>40</meta:editing-cycles>
    <meta:generator>OpenOffice/4.1.1$Win32 OpenOffice.org_project/411m6$Build-9775</meta:generator>
    <meta:document-statistic meta:table-count="0" meta:image-count="4" meta:object-count="1" meta:page-count="3" meta:paragraph-count="46" meta:word-count="507" meta:character-count="22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33ff99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/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16.09.2014</text:date>, <text:time>11:14:02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